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214.5pt"/>
    </style:style>
    <style:style style:name="co2" style:family="table-column">
      <style:table-column-properties fo:break-before="auto" style:column-width="93.75pt"/>
    </style:style>
    <style:style style:name="co3" style:family="table-column">
      <style:table-column-properties fo:break-before="auto" style:column-width="78.0pt"/>
    </style:style>
    <style:style style:name="co4" style:family="table-column">
      <style:table-column-properties fo:break-before="auto" style:column-width="211.5pt"/>
    </style:style>
    <style:style style:name="co5" style:family="table-column">
      <style:table-column-properties fo:break-before="auto" style:column-width="293.25pt"/>
    </style:style>
    <style:style style:name="co6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6pt"/>
    </style:style>
    <style:style style:name="ro2" style:family="table-row">
      <style:table-row-properties fo:break-before="auto" style:row-height="64pt"/>
    </style:style>
    <style:style style:name="ro3" style:family="table-row">
      <style:table-row-properties fo:break-before="auto" style:row-height="13pt"/>
    </style:style>
    <style:style style:name="ro4" style:family="table-row">
      <style:table-row-properties fo:break-before="auto" style:row-height="51pt"/>
    </style:style>
    <style:style style:name="ro5" style:family="table-row">
      <style:table-row-properties fo:break-before="auto" style:row-height="38pt"/>
    </style:style>
    <style:style style:name="ro6" style:family="table-row">
      <style:table-row-properties fo:break-before="auto" style:row-height="179pt"/>
    </style:style>
    <style:style style:name="ro7" style:family="table-row">
      <style:table-row-properties fo:break-before="auto" style:row-height="166pt"/>
    </style:style>
    <style:style style:name="ro8" style:family="table-row">
      <style:table-row-properties fo:break-before="auto" style:row-height="230pt"/>
    </style:style>
    <style:style style:name="ro9" style:family="table-row">
      <style:table-row-properties fo:break-before="auto" style:row-height="102pt"/>
    </style:style>
    <style:style style:name="ro10" style:family="table-row">
      <style:table-row-properties fo:break-before="auto" style:row-height="319pt"/>
    </style:style>
    <style:style style:name="ro11" style:family="table-row">
      <style:table-row-properties fo:break-before="auto" style:row-height="153pt"/>
    </style:style>
    <style:style style:name="ro12" style:family="table-row">
      <style:table-row-properties fo:break-before="auto" style:row-height="89pt"/>
    </style:style>
    <style:style style:name="ro13" style:family="table-row">
      <style:table-row-properties fo:break-before="auto" style:row-height="191pt"/>
    </style:style>
    <style:style style:name="ro14" style:family="table-row">
      <style:table-row-properties fo:break-before="auto" style:row-height="77pt"/>
    </style:style>
    <style:style style:name="ro15" style:family="table-row">
      <style:table-row-properties fo:break-before="auto" style:row-height="128pt"/>
    </style:style>
    <style:style style:name="ro16" style:family="table-row">
      <style:table-row-properties fo:break-before="auto" style:row-height="115pt"/>
    </style:style>
    <style:style style:name="ro17" style:family="table-row">
      <style:table-row-properties fo:break-before="auto" style:row-height="140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80"/>
      <style:table-cell-properties fo:wrap-option="wrap"/>
      <style:paragraph-properties fo:text-align="center"/>
    </style:style>
    <style:style style:name="ce22" style:family="table-cell">
      <style:table-cell-properties fo:wrap-option="wrap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0080"/>
      <style:table-cell-properties style:vertical-align="bottom" fo:wrap-option="wrap" fo:background-color="#BDE6E1"/>
    </style:style>
    <style:style style:name="ce24" style:family="table-cell">
      <style:table-cell-properties style:vertical-align="bottom" fo:wrap-option="wrap" fo:background-color="#BDE6E1"/>
    </style:style>
    <style:style style:name="ce25" style:family="table-cell">
      <style:table-cell-properties style:vertical-align="bottom"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0080"/>
      <style:table-cell-properties style:vertical-align="bottom" fo:wrap-option="wrap"/>
    </style:style>
    <style:style style:name="ce27" style:family="table-cell">
      <style:table-cell-properties style:vertical-align="bottom" fo:wrap-option="wrap" fo:background-color="#99CCFF"/>
      <style:paragraph-properties fo:text-align="center"/>
    </style:style>
    <style:style style:name="ce28" style:family="table-cell">
      <style:table-cell-properties style:vertical-align="bottom" fo:wrap-option="wrap" fo:background-color="#99CCFF"/>
      <style:paragraph-properties fo:text-align="start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6600"/>
      <style:table-cell-properties style:vertical-align="bottom" fo:wrap-option="wrap"/>
    </style:style>
    <style:style style:name="ce30" style:family="table-cell">
      <style:table-cell-properties style:vertical-align="bottom" fo:wrap-option="wrap" fo:background-color="#FFCC00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FF0000"/>
      <style:table-cell-properties style:vertical-align="bottom" fo:wrap-option="wrap"/>
    </style:style>
    <style:style style:name="ce32" style:family="table-cell">
      <style:table-cell-properties fo:wrap-option="wrap"/>
      <style:paragraph-properties fo:text-align="start"/>
    </style:style>
    <style:style style:name="ce33" style:family="table-cell">
      <style:table-cell-properties style:vertical-align="bottom" fo:wrap-option="wrap" fo:background-color="#FF9900"/>
      <style:paragraph-properties fo:text-align="center"/>
    </style:style>
    <style:style style:name="ce34" style:family="table-cell">
      <style:table-cell-properties style:vertical-align="bottom" fo:wrap-option="wrap" fo:background-color="#FF9900"/>
      <style:paragraph-properties fo:text-align="start"/>
    </style:style>
    <style:style style:name="ce35" style:family="table-cell">
      <style:table-cell-properties style:vertical-align="bottom" fo:wrap-option="wrap" fo:background-color="#99CC00"/>
      <style:paragraph-properties fo:text-align="center"/>
    </style:style>
    <style:style style:name="ce36" style:family="table-cell">
      <style:table-cell-properties style:vertical-align="bottom" fo:wrap-option="wrap" fo:background-color="#99CC00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8" style:family="table-cell">
      <style:table-cell-properties style:vertical-align="bottom" fo:wrap-option="wrap" fo:background-color="#FF0000"/>
    </style:style>
    <style:style style:name="ce39" style:family="table-cell">
      <style:table-cell-properties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 table:number-columns-repeated="13"/>
        <table:table-column table:style-name="co0" table:default-cell-style-name="Default" table:number-columns-repeated="1006"/>
        <table:table-row table:style-name="ro1">
          <table:table-cell table:style-name="ce21" office:value-type="string">
            <text:p>ARCHIVO</text:p>
          </table:table-cell>
          <table:table-cell table:style-name="ce21" office:value-type="string">
            <text:p>DOCUMENTACION</text:p>
          </table:table-cell>
          <table:table-cell table:style-name="ce21" office:value-type="string">
            <text:p>DIAGRAMA DE CLASES</text:p>
          </table:table-cell>
          <table:table-cell table:style-name="ce21" office:value-type="string">
            <text:p>COMENTARIOS</text:p>
          </table:table-cell>
          <table:table-cell table:style-name="ce22" office:value-type="string">
            <text:p>FUNCIONALIDAD</text:p>
          </table:table-cell>
          <table:table-cell table:number-columns-repeated="13" table:style-name="ce22"/>
          <table:table-cell table:number-columns-repeated="1006"/>
        </table:table-row>
        <table:table-row table:style-name="ro2">
          <table:table-cell table:style-name="ce23" office:value-type="string">
            <text:p>Config</text:p>
          </table:table-cell>
          <table:table-cell table:number-columns-repeated="3" table:style-name="ce24"/>
          <table:table-cell table:style-name="ce24" office:value-type="string">
            <text:p>Esta carpeta almacena los archivos de configuracion del sistem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onfig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constans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las contantes que se utilizan en el sistem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database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 conexion a la bases de dat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paths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/>
          <table:table-cell table:style-name="ce25" office:value-type="string">
            <text:p>define la ruta de las carpetas del sistema</text:p>
          </table:table-cell>
          <table:table-cell table:number-columns-repeated="1019"/>
        </table:table-row>
        <table:table-row table:style-name="ro4">
          <table:table-cell table:style-name="ce27" office:value-type="string">
            <text:p>Config/DB</text:p>
          </table:table-cell>
          <table:table-cell table:style-name="ce27"/>
          <table:table-cell table:style-name="ce28"/>
          <table:table-cell table:style-name="ce27"/>
          <table:table-cell table:style-name="ce28" office:value-type="string">
            <text:p>En esta carpeta esta la estructura de la bases de dat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Schema.sql</text:p>
          </table:table-cell>
          <table:table-cell table:style-name="ce26" office:value-type="string">
            <text:p>generalizada</text:p>
          </table:table-cell>
          <table:table-cell/>
          <table:table-cell table:style-name="ce25" office:value-type="string">
            <text:p>--//--</text:p>
          </table:table-cell>
          <table:table-cell table:style-name="ce25" office:value-type="string">
            <text:p>esquema de bases de datos  talento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Views.sql</text:p>
          </table:table-cell>
          <table:table-cell table:style-name="ce26" office:value-type="string">
            <text:p>generalizada</text:p>
          </table:table-cell>
          <table:table-cell table:style-name="ce25"/>
          <table:table-cell table:style-name="ce25" office:value-type="string">
            <text:p>--//--</text:p>
          </table:table-cell>
          <table:table-cell table:style-name="ce25" office:value-type="string">
            <text:p>vistas bases de datos talentos</text:p>
          </table:table-cell>
          <table:table-cell table:number-columns-repeated="1019"/>
        </table:table-row>
        <table:table-row table:style-name="ro3">
          <table:table-cell table:number-columns-repeated="4" table:style-name="ce25"/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5">
          <table:table-cell table:style-name="ce23" office:value-type="string">
            <text:p>Controllers</text:p>
          </table:table-cell>
          <table:table-cell table:number-columns-repeated="3" table:style-name="ce24"/>
          <table:table-cell table:style-name="ce24" office:value-type="string">
            <text:p>almacena los controladores del sistema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uncion "index" sin comentar y sin implementar</text:p>
          </table:table-cell>
          <table:table-cell table:style-name="ce25" office:value-type="string">
            <text:p>es la clase base del cual hereda todos los controladores con las propiedades y métodos definidos en ella, cargando las vistas y archivos de configuración que todo controlador va ha tener  </text:p>
          </table:table-cell>
          <table:table-cell table:number-columns-repeated="1019"/>
        </table:table-row>
        <table:table-row table:style-name="ro7">
          <table:table-cell table:style-name="ce25" office:value-type="string">
            <text:p>Asistencia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nera el reporte de las asistencia de los participantes según diferentes criterios : por curso, por estudiante, por programa, clase específica, también registra las asistencias de una clase</text:p>
          </table:table-cell>
          <table:table-cell table:number-columns-repeated="1019"/>
        </table:table-row>
        <table:table-row table:style-name="ro7">
          <table:table-cell table:style-name="ce25" office:value-type="string">
            <text:p>Carrera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rga el listado de las universidades en cuales los egresados del plan talentos han ingresado, realiza la búsqueda de las universidades ya sea por nombre, ciudad o por nombre y ciudad</text:p>
          </table:table-cell>
          <table:table-cell table:style-name="ce25" office:value-type="string">
            <text:p>revisar</text:p>
          </table:table-cell>
          <table:table-cell table:number-columns-repeated="1018"/>
        </table:table-row>
        <table:table-row table:style-name="ro7">
          <table:table-cell table:style-name="ce25" office:value-type="string">
            <text:p>Componente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sta los componentes y la modalidad de los mismos, solo a los administradores de la pagina, también tiene la opción de registrar o ingresar un nuevo componente</text:p>
          </table:table-cell>
          <table:table-cell table:number-columns-repeated="1019"/>
        </table:table-row>
        <table:table-row table:style-name="ro8">
          <table:table-cell table:style-name="ce25" office:value-type="string">
            <text:p>Curso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solo permite acceso a los administradores de la aplicación, despliega  el listado de los cursos con el grupo y la cantidad de estudiantes que hay en cada grupo. los profesores pueden ver a los estudiantes inscriptos en el grupo que dicta clases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Docente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uncion "informe" sin comentar</text:p>
          </table:table-cell>
          <table:table-cell table:style-name="ce25" office:value-type="string">
            <text:p>todos tiene acceso, gestiona la información de todos los docentes, el cursos donde dicta clase, y si esta activo ono</text:p>
          </table:table-cell>
          <table:table-cell table:number-columns-repeated="1019"/>
        </table:table-row>
        <table:table-row table:style-name="ro10">
          <table:table-cell table:style-name="ce25" office:value-type="string">
            <text:p>Egresado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alta un poco mas de detalle</text:p>
          </table:table-cell>
          <table:table-cell table:style-name="ce25" office:value-type="string">
            <text:p>validad el tipo de usuario a ingresar, solo es  visible para administradores de la aplicación, lista a los egresados del plan talento, de forma individual, por plan de estudio o carrera y por instituto o universidad de estudio, permite realizar la búsqueda del egresado según nombre  o cédula  , también se puede enristrar un nuevo egresado o eliminar uno ya existente</text:p>
          </table:table-cell>
          <table:table-cell table:number-columns-repeated="1019"/>
        </table:table-row>
        <table:table-row table:style-name="ro11">
          <table:table-cell table:style-name="ce25" office:value-type="string">
            <text:p>Estudiante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os jóvenes del plan talentos son participantes no estudiantes de la universidad</text:p>
          </table:table-cell>
          <table:table-cell table:style-name="ce25" office:value-type="string">
            <text:p>lista a los participantes según programa, participantes inactivos según programa, maneja el cambio de cursos y el de estado(activo, inactivo) de un participante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Grupo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uncion "load" sin comentar</text:p>
          </table:table-cell>
          <table:table-cell table:style-name="ce30" office:value-type="string">
            <text:p>///-//// pendiente  /no veo su implementacion, la confundo con Cursoscontroller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Horario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unciones"add,delete, update"sin comentar,generalizada</text:p>
          </table:table-cell>
          <table:table-cell table:style-name="ce25" office:value-type="string">
            <text:p>muestra los horarios de clases según el curso, por semana, mes, día</text:p>
          </table:table-cell>
          <table:table-cell table:style-name="ce30" office:value-type="string">
            <text:p>en la aplicación no me queda claro en donde el administrador puede modificar los horarios no vi esa opción</text:p>
          </table:table-cell>
          <table:table-cell table:number-columns-repeated="1018"/>
        </table:table-row>
        <table:table-row table:style-name="ro13">
          <table:table-cell table:style-name="ce25" office:value-type="string">
            <text:p>IAbstractCalificadoresEstudiante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un poco generalizada en la función reporte</text:p>
          </table:table-cell>
          <table:table-cell table:style-name="ce25" office:value-type="string">
            <text:p>clase abstracta que extiende de Controller.php, genera reporte icfes por componentes para una prueba especificada,, reporte icfes para una prueba y todos lo estudiantes, o una prueba y un estudiante expesificado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ICompetenciasEstudiante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a clase extiende de IAbstractCalificadoresEstudiantesController, genera todos los reportes de la clases padre y En el formulario de Reporte, el codigo del curso se incluye dentro del arreglo "competencias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ICualitativosEstudiante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a clase extiende de IAbstractCalificadoresEstudiantesController, genera todos los reportes de la clases padre y En el formulario de Reporte, el codigo del curso se incluye dentro del arreglo "cualitativos".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25" office:value-type="string">
            <text:p>ICuestionario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s pruebas y simulacros  que se le realizan a los participantes </text:p>
          </table:table-cell>
          <table:table-cell table:style-name="ce30" office:value-type="string">
            <text:p>no en cotre su implementación en la pagina </text:p>
          </table:table-cell>
          <table:table-cell table:number-columns-repeated="1018"/>
        </table:table-row>
        <table:table-row table:style-name="ro14">
          <table:table-cell table:style-name="ce25" office:value-type="string">
            <text:p>ICuestionariosEstudiante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gistra un cuestionario en una prueba, gurda las respuestas de una person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IPruebasController.php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organiza las pruebas por tipo y permite crear una nueva prueb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Icfe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on "find" sin comentar</text:p>
          </table:table-cell>
          <table:table-cell table:style-name="ce25" office:value-type="string">
            <text:p>muestra los diferentes reportes de las pruebas realizadas, de forma general o detallada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Menu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on "index" sin comentar// no especifica su funcion</text:p>
          </table:table-cell>
          <table:table-cell table:style-name="ce25" office:value-type="string">
            <text:p>carga el menú o barra de herramientas de la pagina 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Observacione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 observaciones que se le puede hacer a un grupo o aun estudiante en particular</text:p>
          </table:table-cell>
          <table:table-cell table:number-columns-repeated="1019"/>
        </table:table-row>
        <table:table-row table:style-name="ro11">
          <table:table-cell table:style-name="ce25" office:value-type="string">
            <text:p>Persona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on "find" sin comentar</text:p>
          </table:table-cell>
          <table:table-cell table:style-name="ce25" office:value-type="string">
            <text:p>gestiona la información de un estudiante (crear un nuevo estudiante) y permite visualizar toda la información de un estudiante si el que la accede es el administrador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ProgramasComponente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on "add" sin comentar</text:p>
          </table:table-cell>
          <table:table-cell table:style-name="ce25" office:value-type="string">
            <text:p>permite gestionar los componentes del PNAT para cada semestre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Programas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¿que es PNAT? especificar</text:p>
          </table:table-cell>
          <table:table-cell table:style-name="ce25" office:value-type="string">
            <text:p>muestra información de los PNAT y los estudiantes que vieron un PNATt especifico en un semestre</text:p>
          </table:table-cell>
          <table:table-cell table:number-columns-repeated="1019"/>
        </table:table-row>
        <table:table-row table:style-name="ro15">
          <table:table-cell table:style-name="ce25" office:value-type="string">
            <text:p>SesionController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el ingreso de un usuario y luego crea una sesión para cada usuario, identificando a cada usuarios en el transcurso de la navegación por la aplicacion </text:p>
          </table:table-cell>
          <table:table-cell table:style-name="ce25"/>
          <table:table-cell table:number-columns-repeated="1018"/>
        </table:table-row>
        <table:table-row table:style-name="ro5">
          <table:table-cell table:style-name="ce25" office:value-type="string">
            <text:p>TestController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style-name="ce30" office:value-type="string">
            <text:p>no se si este archivos es para hacer pruebas</text:p>
          </table:table-cell>
          <table:table-cell table:number-columns-repeated="1018"/>
        </table:table-row>
        <table:table-row table:style-name="ro11">
          <table:table-cell table:style-name="ce25" office:value-type="string">
            <text:p>UniversidadesControll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on "find" sin comentar</text:p>
          </table:table-cell>
          <table:table-cell table:style-name="ce25" office:value-type="string">
            <text:p>muestra el listados de la universidades con las carreras donde los egresados ingresaron a realizar sus estudios superiores.permite crear nuevas universidade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23" office:value-type="string">
            <text:p>Helpers</text:p>
          </table:table-cell>
          <table:table-cell table:number-columns-repeated="3" table:style-name="ce24"/>
          <table:table-cell table:style-name="ce24" office:value-type="string">
            <text:p>son funciones independientes personalizadas que se utilizan con freuenci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Array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mayoria de las funciones sin comentar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CSV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ón "save" esta sin comentar </text:p>
          </table:table-cell>
          <table:table-cell table:style-name="ce25" office:value-type="string">
            <text:p>permite manipular archivos csv, los cuales son tablas en un texto plano separadas por coma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Helpers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unciones prefabricadas para hacer ciertas pruebas en el sistemas 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Html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y define valores, características a mostrar en la pagina, al usuario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JSON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ormato JSON modificado para de envío y recepción de dato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Numb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que un valor numérico cumpla con ciertas restricciones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Routers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mayoría de las funciones  esta sin comentar </text:p>
          </table:table-cell>
          <table:table-cell table:style-name="ce25" office:value-type="string">
            <text:p>Verifica si una solicitud fue enviada mediante Ajax</text:p>
          </table:table-cell>
          <table:table-cell table:number-columns-repeated="1019"/>
        </table:table-row>
        <table:table-row table:style-name="ro15">
          <table:table-cell table:style-name="ce25" office:value-type="string">
            <text:p>SQL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unciones generalizadas de inserción y actualización de registro en la bases de datos, también hay algunas funciones de validació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ession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d el tipo de usuario que puede ingresar a la aplpicacion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String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cadenas de caracteres estén bien escritos y que este en formato u-tf8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date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ormatea un fecha dada al formato especificado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23" office:value-type="string">
            <text:p>Libs</text:p>
          </table:table-cell>
          <table:table-cell table:number-columns-repeated="4" table:style-name="ce24"/>
          <table:table-cell table:number-columns-repeated="1019"/>
        </table:table-row>
        <table:table-row table:style-name="ro3">
          <table:table-cell table:style-name="ce25" office:value-type="string">
            <text:p>Config.php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??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DB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s funciones "grouped_query, assoc_query" estan sin comentar</text:p>
          </table:table-cell>
          <table:table-cell table:style-name="ce25" office:value-type="string">
            <text:p>conexión a la bases de datos, realización de consultas de los datos de la tablas y de la estructura de las tablas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SON.php</text:p>
          </table:table-cell>
          <table:table-cell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SearchParser.php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busca las palabras que coincida con el parámetro de entrad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Markdown.php</text:p>
          </table:table-cell>
          <table:table-cell table:number-columns-repeated="3"/>
          <table:table-cell table:style-name="ce25" office:value-type="string">
            <text:p>Permite formateo de textos http://daringfireball.net/projects/markdown/</text:p>
          </table:table-cell>
          <table:table-cell table:number-columns-repeated="1019"/>
        </table:table-row>
        <table:table-row table:style-name="ro5">
          <table:table-cell table:style-name="ce27" office:value-type="string">
            <text:p>Libs/Smarty</text:p>
          </table:table-cell>
          <table:table-cell table:style-name="ce27"/>
          <table:table-cell table:style-name="ce28"/>
          <table:table-cell table:style-name="ce27"/>
          <table:table-cell table:style-name="ce27" office:value-type="string">
            <text:p>motor de plantillas Open Source para PHP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23" office:value-type="string">
            <text:p>Models</text:p>
          </table:table-cell>
          <table:table-cell table:number-columns-repeated="3" table:style-name="ce24"/>
          <table:table-cell table:style-name="ce24" office:value-type="string">
            <text:p>almacena los modelos del sistem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EstudianteFlotante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ide que extiende de TBase y esa archivo no lo veo</text:p>
          </table:table-cell>
          <table:table-cell table:style-name="ce25" office:value-type="string">
            <text:p>lista lo estudiantes que son flotante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EstudianteNotificacion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ICompetencia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aliza las consultas de las competencias bajo diferentes criterios de busqued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IComponente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sta todos los componentes y los componentes según criterio de búsqued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ICualitativo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aliza las consultas de los competente cualitativo bajo diferentes criterios de búsqueda</text:p>
          </table:table-cell>
          <table:table-cell table:number-columns-repeated="1019"/>
        </table:table-row>
        <table:table-row table:style-name="ro8">
          <table:table-cell table:style-name="ce25" office:value-type="string">
            <text:p>ICuestionario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2" office:value-type="string">
            <text:p>gestiona un cuestionario, la creación, eliminación o modificación, pudiendo adicionar preguntas según sus componente y sus respectiva respuesta, aquí se maneja el almacenamiento de los resultados de los cuestionarios o pruebas de los participantes</text:p>
          </table:table-cell>
          <table:table-cell table:style-name="ce25"/>
          <table:table-cell table:number-columns-repeated="1018"/>
        </table:table-row>
        <table:table-row table:style-name="ro14">
          <table:table-cell table:style-name="ce25" office:value-type="string">
            <text:p>ITipo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aliza las consulta de las pruebas realizadas según el tipo de de prueba</text:p>
          </table:table-cell>
          <table:table-cell table:number-columns-repeated="1019"/>
        </table:table-row>
        <table:table-row table:style-name="ro11">
          <table:table-cell table:style-name="ce25" office:value-type="string">
            <text:p>TAsistencia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trae de la bases de datos las asistencias(inasistencias) de los participantes de forma general o individual , también se encarga guardar y modificar estos registros en la base de datos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TBaseModel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a la bases de datos prefabricada genéricas 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TCarrera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unciones de consultas de carreras bajos diferentes condiciones de consulta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TCiudad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genéricas a la base de datos de la ciudad de los participantes según varios criterios de búsqueda  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TClase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y administración o gestión  de las clases que se dicta en cada curso</text:p>
          </table:table-cell>
          <table:table-cell table:number-columns-repeated="1019"/>
        </table:table-row>
        <table:table-row table:style-name="ro16">
          <table:table-cell table:style-name="ce25" office:value-type="string">
            <text:p>TColegio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la función "__cargarColegiosEstudiantes" le falta un poco mas de detalle</text:p>
          </table:table-cell>
          <table:table-cell table:style-name="ce25" office:value-type="string">
            <text:p>consultas de de los estudiantes con su respectivo colegio, consultas de colegio según diferentes parámetros de consulta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TComponente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funcion "sin_horario" sin comentar</text:p>
          </table:table-cell>
          <table:table-cell table:style-name="ce25" office:value-type="string">
            <text:p>consultas de los componentes del PNAT según diferentes paramentas de consult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TCurso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de los cursos según diferentes parámetros de consult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TDocente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de los docentes según el criterio de búsqueda("curso, grupo, materia")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Egresado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de de los participantes egresados del PNAT. gestiona la información(crear, eliminar) de  los participantes</text:p>
          </table:table-cell>
          <table:table-cell table:number-columns-repeated="1019"/>
        </table:table-row>
        <table:table-row table:style-name="ro16">
          <table:table-cell table:style-name="ce25" office:value-type="string">
            <text:p>TEstudiante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de un participante según criterio d búsqueda, gestiona la información  de cada curso y el estado de cada estudiante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TGrupo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s de los grupos según criterio de búsqued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Horario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actualiza los horarios de un componente de un curso, consulta los horarios de un curso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TIcfes.Competencias.inc</text:p>
          </table:table-cell>
          <table:table-cell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/>
          <table:table-cell table:style-name="ce30" office:value-type="string">
            <text:p>no esta en la carpeta del servidor</text:p>
          </table:table-cell>
          <table:table-cell table:number-columns-repeated="1018"/>
        </table:table-row>
        <table:table-row table:style-name="ro16">
          <table:table-cell table:style-name="ce25" office:value-type="string">
            <text:p>TIcfes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 el icfes de un grupo o un estudiante en particular.  genera los promedios generales de un determinado icfes.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TIcfes.niveles.inc</text:p>
          </table:table-cell>
          <table:table-cell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/>
          <table:table-cell table:style-name="ce30" office:value-type="string">
            <text:p>no esta en la carpeta del servidor</text:p>
          </table:table-cell>
          <table:table-cell table:number-columns-repeated="1018"/>
        </table:table-row>
        <table:table-row table:style-name="ro4">
          <table:table-cell table:style-name="ce25" office:value-type="string">
            <text:p>TMateria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busca una materia según el criterio de búsqueda 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TMotivoInasistencia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torna la informacion de los motivos de una inasistencia de un participante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Observacion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torna la información de una observación, datos del estudiante que tiene la observación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Periodo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 diferente  información del periodo de estudio según el código del periodo 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Persona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 los datos de una persona según criterio de bus queda. gestiona la información de una person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TProgramqa.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 los programas de acuerdo a los criterios ingresados, registra un nuevo PNAT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TSede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vuelve una consulta de la sede según las opciones especificadas</text:p>
          </table:table-cell>
          <table:table-cell table:number-columns-repeated="1019"/>
        </table:table-row>
        <table:table-row table:style-name="ro15">
          <table:table-cell table:style-name="ce25" office:value-type="string">
            <text:p>TUniversidad.inc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onsulta de universidades según criterio de búsqueda.crea una nueva universidad, consulta egresados según universidad y/o carrera</text:p>
          </table:table-cell>
          <table:table-cell table:number-columns-repeated="1019"/>
        </table:table-row>
        <table:table-row table:style-name="ro2">
          <table:table-cell table:style-name="ce27" office:value-type="string">
            <text:p>Models/Extra</text:p>
          </table:table-cell>
          <table:table-cell table:style-name="ce27"/>
          <table:table-cell table:number-columns-repeated="2" table:style-name="ce28"/>
          <table:table-cell table:style-name="ce27" office:value-type="string">
            <text:p>almacena archivos con clases auxiliares de algunos model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ConfiguracionProgramas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permite configurar un nuevo PNAT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IRespuestas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lcula los puntajes de una prueba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TIcfes.Competencias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lcula el puntaje por competencias de una prueb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TIcfes.Niveles.inc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lcula el puntaje por niveles de una prueba</text:p>
          </table:table-cell>
          <table:table-cell table:number-columns-repeated="1019"/>
        </table:table-row>
        <table:table-row table:style-name="ro4">
          <table:table-cell table:style-name="ce27" office:value-type="string">
            <text:p>Models/Reports</text:p>
          </table:table-cell>
          <table:table-cell table:style-name="ce27"/>
          <table:table-cell table:number-columns-repeated="2" table:style-name="ce28"/>
          <table:table-cell table:style-name="ce27" office:value-type="string">
            <text:p>almacena los archivos con las clases para generar informe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Egresado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busca egresado según código programa. registrar un nuevo egresado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Estudiante.inc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o administra la información de un estudiante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ICuestionario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torna el cuestionarios de las pruebas icfes según el código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Icfes.inc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nera estadísticas de la pruebas icfes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5" office:value-type="string">
            <text:p>--//--</text:p>
          </table:table-cell>
          <table:table-cell table:number-columns-repeated="1020"/>
        </table:table-row>
        <table:table-row table:style-name="ro1">
          <table:table-cell table:style-name="ce23" office:value-type="string">
            <text:p>Test</text:p>
          </table:table-cell>
          <table:table-cell table:number-columns-repeated="3" table:style-name="ce24"/>
          <table:table-cell table:style-name="ce24" office:value-type="string">
            <text:p>Scripts para realizar pruebas 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inactivar.csv</text:p>
          </table:table-cell>
          <table:table-cell table:style-name="ce25" office:value-type="string">
            <text:p>no aplic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archivo con numero de cédulas de los perfiles que están desactivados o bloqueado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actualizar_correos_1.sql</text:p>
          </table:table-cell>
          <table:table-cell table:style-name="ce25" office:value-type="string">
            <text:p>no aplic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instrucción sql con datos de usuario donde se les actualiza el correo</text:p>
          </table:table-cell>
          <table:table-cell table:number-columns-repeated="1019"/>
        </table:table-row>
        <table:table-row table:style-name="ro5">
          <table:table-cell table:style-name="ce27" office:value-type="string">
            <text:p>Scripts</text:p>
          </table:table-cell>
          <table:table-cell table:style-name="ce27"/>
          <table:table-cell table:style-name="ce28"/>
          <table:table-cell table:style-name="ce27"/>
          <table:table-cell table:style-name="ce27" office:value-type="string">
            <text:p>código de ejecución a nivel de consola linux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compress.sh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Script de shell para comprimir archivos ....??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restart_server_sh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reiniciar el servidor apache</text:p>
          </table:table-cell>
          <table:table-cell table:number-columns-repeated="1019"/>
        </table:table-row>
        <table:table-row table:style-name="ro3">
          <table:table-cell table:style-name="ce33" office:value-type="string">
            <text:p>Scripts/configs</text:p>
          </table:table-cell>
          <table:table-cell table:style-name="ce33"/>
          <table:table-cell table:style-name="ce34"/>
          <table:table-cell table:number-columns-repeated="2" table:style-name="ce3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23" office:value-type="string">
            <text:p>Views</text:p>
          </table:table-cell>
          <table:table-cell table:number-columns-repeated="3" table:style-name="ce24"/>
          <table:table-cell table:style-name="ce24" office:value-type="string">
            <text:p>Almacena las vistas del Sistema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Vista.php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/>
          <table:table-cell table:style-name="ce25" office:value-type="string">
            <text:p>carga, los controladores los js , los css, y muestra la interfaz al usuario ("clase heredada de smarty")</text:p>
          </table:table-cell>
          <table:table-cell table:number-columns-repeated="1019"/>
        </table:table-row>
        <table:table-row table:style-name="ro4">
          <table:table-cell table:style-name="ce27" office:value-type="string">
            <text:p>Views/_Layouts</text:p>
          </table:table-cell>
          <table:table-cell table:style-name="ce27"/>
          <table:table-cell table:style-name="ce28"/>
          <table:table-cell table:style-name="ce27"/>
          <table:table-cell table:style-name="ce27" office:value-type="string">
            <text:p>configuración de la información a mostrar a los usuari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clean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ayout con los mínimos scripts requerid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default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rga toda la pagina completa por fetecto</text:p>
          </table:table-cell>
          <table:table-cell table:number-columns-repeated="1019"/>
        </table:table-row>
        <table:table-row table:style-name="ro3">
          <table:table-cell table:style-name="ce27" office:value-type="string">
            <text:p>Views/_public</text:p>
          </table:table-cell>
          <table:table-cell table:style-name="ce27"/>
          <table:table-cell table:style-name="ce28"/>
          <table:table-cell table:number-columns-repeated="2" table:style-name="ce27"/>
          <table:table-cell table:number-columns-repeated="1019"/>
        </table:table-row>
        <table:table-row table:style-name="ro5">
          <table:table-cell table:style-name="ce25" office:value-type="string">
            <text:p>footer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"pie de pagina parte inferior" de la pagina web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header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"pie de pagina parte superior" de la pagina web, mantiene identificado el usuario que ingreso al sistema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include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lama a librerías de jquery, archivos javascript y hojas de estilo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menu.tpl</text:p>
          </table:table-cell>
          <table:table-cell table:style-name="ce26" office:value-type="string">
            <text:p>generalizad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rga el menú en el panel superior según sea el perfil de usuario logeado</text:p>
          </table:table-cell>
          <table:table-cell table:number-columns-repeated="1019"/>
        </table:table-row>
        <table:table-row table:style-name="ro5">
          <table:table-cell table:style-name="ce33" office:value-type="string">
            <text:p>Views/_public/css</text:p>
          </table:table-cell>
          <table:table-cell table:style-name="ce33"/>
          <table:table-cell table:style-name="ce34"/>
          <table:table-cell table:style-name="ce33"/>
          <table:table-cell table:style-name="ce33" office:value-type="string">
            <text:p>hojas de estilo de diseño de la aplicacion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dataTable.cs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oja de estilo para tablas</text:p>
          </table:table-cell>
          <table:table-cell table:number-columns-repeated="1019"/>
        </table:table-row>
        <table:table-row table:style-name="ro9">
          <table:table-cell table:style-name="ce25" office:value-type="string">
            <text:p>estilo.cs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el estilo entadar a utilizar en todas las paginas de la aplicación, como son los paneles los formularios los links etc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estilo.print.cs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el estilo en que se va ha imprimir un documento...??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estilo.print.min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--///--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-ui.cs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para interfaz del framework jquery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fullcalendar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35" office:value-type="string">
            <text:p>Views/_public/css/custom</text:p>
          </table:table-cell>
          <table:table-cell table:number-columns-repeated="4" table:style-name="ce36"/>
          <table:table-cell table:number-columns-repeated="1019"/>
        </table:table-row>
        <table:table-row table:style-name="ro5">
          <table:table-cell table:style-name="ce25" office:value-type="string">
            <text:p>asistencia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para el modulo de asistencias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omponent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curso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el estilo para la tabla participantesporCurso y listadoCurso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docent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estilo para la tabla CursosDocente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egresado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estudiant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estilo para las tablas comunasPorCurso, reporte,estudiantesPorColegio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horario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fine la apariencia en que se muestra el orarios de clase de cada grupo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i_competencias_estudiant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a tabla de respuestas correctas y porcentaje correcto de la pruebas realizadas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_cuestionario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_cuestionarios_estudiant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_prueba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esta vacio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icf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l menu icfes y su submenu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icfes_reporte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a tabla de reportes de icfe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menu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os menú del la aplicación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observacion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a vista de observaciones del participante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persona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l modulo de gestión de la información delparticipante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programa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istado del PNAT por semestre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sesion_login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la ventana login del sitem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universidades.cs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stilo de tabla de los egresados del que están en universidades o institutos de educación superior</text:p>
          </table:table-cell>
          <table:table-cell table:number-columns-repeated="1019"/>
        </table:table-row>
        <table:table-row table:style-name="ro4">
          <table:table-cell table:style-name="ce35" office:value-type="string">
            <text:p>Views/_public/css/images</text:p>
          </table:table-cell>
          <table:table-cell table:number-columns-repeated="3" table:style-name="ce36"/>
          <table:table-cell table:style-name="ce36" office:value-type="string">
            <text:p>contienes las imagenes iconos que el sitio web utiliza</text:p>
          </table:table-cell>
          <table:table-cell table:number-columns-repeated="1019"/>
        </table:table-row>
        <table:table-row table:style-name="ro3">
          <table:table-cell table:style-name="ce33" office:value-type="string">
            <text:p>Views/_public/docs</text:p>
          </table:table-cell>
          <table:table-cell table:number-columns-repeated="3" table:style-name="ce34"/>
          <table:table-cell table:style-name="ce33"/>
          <table:table-cell table:number-columns-repeated="1019"/>
        </table:table-row>
        <table:table-row table:style-name="ro1">
          <table:table-cell table:style-name="ce25" office:value-type="string">
            <text:p>instructivomanualProfesores.pdf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instructivo menu de profesore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manual.pdf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anual de gestion de informacion academica  de usuario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manualEST.pdf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instructivo menu de estudiantes</text:p>
          </table:table-cell>
          <table:table-cell table:number-columns-repeated="1019"/>
        </table:table-row>
        <table:table-row table:style-name="ro3">
          <table:table-cell table:style-name="ce33" office:value-type="string">
            <text:p>Views/_public/fonts</text:p>
          </table:table-cell>
          <table:table-cell table:style-name="ce34"/>
          <table:table-cell table:style-name="ce33"/>
          <table:table-cell table:style-name="ce34"/>
          <table:table-cell table:style-name="ce33"/>
          <table:table-cell table:number-columns-repeated="1019"/>
        </table:table-row>
        <table:table-row table:style-name="ro3">
          <table:table-cell table:style-name="ce25" office:value-type="string">
            <text:p>trebuchet.ttf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33" office:value-type="string">
            <text:p>Views/_public/img</text:p>
          </table:table-cell>
          <table:table-cell table:style-name="ce34"/>
          <table:table-cell table:style-name="ce33"/>
          <table:table-cell table:style-name="ce34"/>
          <table:table-cell table:style-name="ce33"/>
          <table:table-cell table:number-columns-repeated="1019"/>
        </table:table-row>
        <table:table-row table:style-name="ro1">
          <table:table-cell table:style-name="ce33" office:value-type="string">
            <text:p>Views/_public/js</text:p>
          </table:table-cell>
          <table:table-cell table:style-name="ce34"/>
          <table:table-cell table:style-name="ce33"/>
          <table:table-cell table:style-name="ce34"/>
          <table:table-cell table:style-name="ce33" office:value-type="string">
            <text:p>funciones de el framework JQuery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datej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 de fecha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highcharts.js</text:p>
          </table:table-cell>
          <table:table-cell table:style-name="ce37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neración de gráficas estadística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-ui.full.bak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-ui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nerador de aplicaciones grafica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autocomplete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autocomplete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query.bak.js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dataTable.bak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query.dataTable.js</text:p>
          </table:table-cell>
          <table:table-cell table:style-name="ce25" office:value-type="string">
            <text:p>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ón de tablas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dataTable.old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fullcalendar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ón de calendario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jquery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framework javascript ****** ****** no aparece en la carpet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linkselect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linkselect.min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multiselect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multiselect.min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pnotify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jquery.pnotify.min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****** no aparece en la carpet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query.timeentry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timeentry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ui.autocomplete.min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abilitar autocompletado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query.ui.butto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ui.datepicker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selector de fechas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ui.droppable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abilitar drag -n-drop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jquery.ui.resizable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abilitar la opción de redimensionamiento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ui.selectable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abilita la opción de seleccionar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jquery.ui.sortable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habilita la opción de ordenar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jquery.ui.tabs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nerador de pestañas</text:p>
          </table:table-cell>
          <table:table-cell table:style-name="ce30" office:value-type="string">
            <text:p>jquery.ui.tabs.js aparece en el documento echo por carlos, pero no en el servidor</text:p>
          </table:table-cell>
          <table:table-cell table:number-columns-repeated="1018"/>
        </table:table-row>
        <table:table-row table:style-name="ro3">
          <table:table-cell table:style-name="ce25" office:value-type="string">
            <text:p>jscharts.js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cencia de Jquery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scharts.m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jsnow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efecto de nevado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mootools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framework javascript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script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scripts genéricos 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utils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brería de utilidades</text:p>
          </table:table-cell>
          <table:table-cell table:number-columns-repeated="1019"/>
        </table:table-row>
        <table:table-row table:style-name="ro2">
          <table:table-cell table:style-name="ce35" office:value-type="string">
            <text:p>Views/_public/js/custom</text:p>
          </table:table-cell>
          <table:table-cell table:number-columns-repeated="3" table:style-name="ce36"/>
          <table:table-cell table:style-name="ce36" office:value-type="string">
            <text:p>funciones javaScript Personalizadas "biblioteca personal"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asistencia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alcula el total de las inasistencia de los participantes tanto las justificada como las injustificadas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component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d la información al momento de crear un nuevo componente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curso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sta los cursos según el programa si es PNAT 1,2,3 etc</text:p>
          </table:table-cell>
          <table:table-cell table:number-columns-repeated="1019"/>
        </table:table-row>
        <table:table-row table:style-name="ro17">
          <table:table-cell table:style-name="ce25" office:value-type="string">
            <text:p>egresados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la información al momento debuscar egresado, lista los egresados y solicita confirmación al momento de eliminar un registro </text:p>
          </table:table-cell>
          <table:table-cell table:number-columns-repeated="1019"/>
        </table:table-row>
        <table:table-row table:style-name="ro15">
          <table:table-cell table:style-name="ce25" office:value-type="string">
            <text:p>egresados_add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la información al momento de crear un nuevo  egresado, se gestiona el auto completar de las ciudades, de las universidades y carreras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estudiant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 búsqueda de los participantes según el estrato, el genero, las comuna, colegios  y por estado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gvis_chart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*****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estudiantes_notificaciones</text:p>
          </table:table-cell>
          <table:table-cell table:style-name="ce29" office:value-type="string">
            <text:p>incompleta</text:p>
          </table:table-cell>
          <table:table-cell table:number-columns-repeated="2"/>
          <table:table-cell table:style-name="ce25" office:value-type="string">
            <text:p>********** esta la relaciono con lo de registrar observaciones del participante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horario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</text:p>
          </table:table-cell>
          <table:table-cell table:number-columns-repeated="1019"/>
        </table:table-row>
        <table:table-row table:style-name="ro2">
          <table:table-cell table:style-name="ce25" office:value-type="string">
            <text:p>horarios_edit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la informacion al momento de editar el horario de un curso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_competencias_estudiant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_cualitativos_estudiant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_cuestionario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30" office:value-type="string">
            <text:p> este no veo en donde se utiliza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i_cuestionarios_estudiant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**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i_prueba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que los datos de creacion de una prueba</text:p>
          </table:table-cell>
          <table:table-cell table:number-columns-repeated="1019"/>
        </table:table-row>
        <table:table-row table:style-name="ro12">
          <table:table-cell table:style-name="ce25" office:value-type="string">
            <text:p>icf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el como se muestra la información del icfes según la opción seleccionada por el usuario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icfes_reporteDetallado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lista el reporte del icfes de forma detallada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login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 que el tipo de dato ingresado al momento de hacer login sean correctos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observacion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 creación modificación o eliminación de un observaciones a un participante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personas.js</text:p>
          </table:table-cell>
          <table:table-cell table:style-name="ce29" office:value-type="string">
            <text:p>incompleta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a información de un participante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programa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gestiona los componentes de un curso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test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validad si una petición se hace por via ajax</text:p>
          </table:table-cell>
          <table:table-cell table:number-columns-repeated="1019"/>
        </table:table-row>
        <table:table-row table:style-name="ro15">
          <table:table-cell table:style-name="ce25" office:value-type="string">
            <text:p>universidades.js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crea una nueva universidad, registra una nueva carrera, cuando se registra a un egresado y la universidad no existe o no existe la carrera, </text:p>
          </table:table-cell>
          <table:table-cell table:number-columns-repeated="1019"/>
        </table:table-row>
        <table:table-row table:style-name="ro1">
          <table:table-cell table:style-name="ce33" office:value-type="string">
            <text:p>Views/_public/pages</text:p>
          </table:table-cell>
          <table:table-cell table:number-columns-repeated="4" table:style-name="ce33"/>
          <table:table-cell table:number-columns-repeated="1019"/>
        </table:table-row>
        <table:table-row table:style-name="ro4">
          <table:table-cell table:style-name="ce25" office:value-type="string">
            <text:p>404.tpl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uestra el siguiente mensaje "pagina no encontrada"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acceso_restringido.tpl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uestra el siguiente mensaje "usuario no autorizado "</text:p>
          </table:table-cell>
          <table:table-cell table:number-columns-repeated="1019"/>
        </table:table-row>
        <table:table-row table:style-name="ro5">
          <table:table-cell table:style-name="ce25" office:value-type="string">
            <text:p>error.tpl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uestra el siguiente mensaje "error"</text:p>
          </table:table-cell>
          <table:table-cell table:number-columns-repeated="1019"/>
        </table:table-row>
        <table:table-row table:style-name="ro14">
          <table:table-cell table:style-name="ce25" office:value-type="string">
            <text:p>not_available.tpl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uestra el siguiente mensaje "el sistema no se encuentra disponible"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under_constrution.tpl</text:p>
          </table:table-cell>
          <table:table-cell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muestra el siguiente mensaje "pagina en construccion"</text:p>
          </table:table-cell>
          <table:table-cell table:number-columns-repeated="1019"/>
        </table:table-row>
        <table:table-row table:style-name="ro3">
          <table:table-cell table:style-name="ce33" office:value-type="string">
            <text:p>Views/_public/swf</text:p>
          </table:table-cell>
          <table:table-cell table:number-columns-repeated="4" table:style-name="ce33"/>
          <table:table-cell table:number-columns-repeated="1019"/>
        </table:table-row>
        <table:table-row table:style-name="ro1">
          <table:table-cell table:style-name="ce25" office:value-type="string">
            <text:p>copy_cvs_xls_pdf.swf</text:p>
          </table:table-cell>
          <table:table-cell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*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number-columns-repeated="1020"/>
        </table:table-row>
        <table:table-row table:style-name="ro14">
          <table:table-cell table:style-name="ce27" office:value-type="string">
            <text:p>Views/_shared</text:p>
          </table:table-cell>
          <table:table-cell table:number-columns-repeated="3" table:style-name="ce27"/>
          <table:table-cell table:style-name="ce27" office:value-type="string">
            <text:p>almacena las plantillas comunes que pueden ser empleadas en varias vistas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ursos.form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cursos_componente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cursos_con_semestre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error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despliega un error cuando no en encuentra una búsqued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grupo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grupos_cursos.form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message_empty_result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no_result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persona.form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programa.form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programas_icfe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simulacros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simulacros_con_cuestionario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1">
          <table:table-cell table:style-name="ce25" office:value-type="string">
            <text:p>simulacros_sin_cuestionario.tpl</text:p>
          </table:table-cell>
          <table:table-cell table:style-name="ce31" office:value-type="string">
            <text:p>sin-comentar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--//--</text:p>
          </table:table-cell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5" office:value-type="string">
            <text:p>****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>
            <text:p>ESCRIBIR EN DONDE SE HA INTRODUCIDO CODIGO NUEVO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0" table:number-rows-repeated="65288">
          <table:table-cell table:number-columns-repeated="1024"/>
        </table:table-row>
      </table:table>
      <table:table table:name="Glosario" table:style-name="ta0">
        <table:table-column table:style-name="co6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style-name="ce39" office:value-type="string">
            <text:p>¿Que es un controlador?</text:p>
          </table:table-cell>
          <table:table-cell table:number-columns-repeated="1023"/>
        </table:table-row>
        <table:table-row table:style-name="ro4">
          <table:table-cell table:style-name="ce39" office:value-type="string">
            <text:p>PNAT</text:p>
          </table:table-cell>
          <table:table-cell table:style-name="ce25" office:value-type="string">
            <text:p>programa de nivelación académica talentos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COMPONENTE</text:p>
          </table:table-cell>
          <table:table-cell table:style-name="ce25" office:value-type="string">
            <text:p>materia que ve los participantes</text:p>
          </table:table-cell>
          <table:table-cell table:number-columns-repeated="1022"/>
        </table:table-row>
        <table:table-row table:style-name="ro14">
          <table:table-cell table:style-name="ce32" office:value-type="string">
            <text:p>HELPERS</text:p>
          </table:table-cell>
          <table:table-cell table:style-name="ce25" office:value-type="string">
            <text:p>son funciones que están a nuestra disposición sin depender de ningún objeto.</text:p>
          </table:table-cell>
          <table:table-cell table:number-columns-repeated="1022"/>
        </table:table-row>
        <table:table-row table:style-name="ro3">
          <table:table-cell table:style-name="ce25" office:value-type="string">
            <text:p>MODELO</text:p>
          </table:table-cell>
          <table:table-cell table:number-columns-repeated="1023"/>
        </table:table-row>
        <table:table-row table:style-name="ro16">
          <table:table-cell table:style-name="ce39" office:value-type="string">
            <text:p>ESTUDIANTE FLOTANTE</text:p>
          </table:table-cell>
          <table:table-cell table:style-name="ce25" office:value-type="string">
            <text:p>se considera un estudiante 'flotante', aquel que ve clases </text:p>
            <text:p> en un curso diferente al asignado por motivos justificados</text:p>
          </table:table-cell>
          <table:table-cell table:number-columns-repeated="1022"/>
        </table:table-row>
        <table:table-row table:style-name="ro3" table:number-rows-repeated="94">
          <table:table-cell table:number-columns-repeated="1024"/>
        </table:table-row>
        <table:table-row table:style-name="ro0" table:number-rows-repeated="6543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